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medium_lef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row table:style-name="ro1">
          <table:table-cell table:style-name="Default" office:value-type="string" calcext:value-type="string">
            <text:p># x_means</text:p>
          </table:table-cell>
          <table:table-cell table:style-name="Default" office:value-type="string" calcext:value-type="string">
            <text:p><text:s/>y_means</text:p>
          </table:table-cell>
          <table:table-cell table:style-name="Default" office:value-type="string" calcext:value-type="string">
            <text:p><text:s/>theta_means</text:p>
          </table:table-cell>
        </table:table-row>
        <table:table-row table:style-name="ro1">
          <table:table-cell office:value-type="float" office:value="-107.45" calcext:value-type="float">
            <text:p>-107.45</text:p>
          </table:table-cell>
          <table:table-cell office:value-type="float" office:value="-100.71" calcext:value-type="float">
            <text:p>-100.71</text:p>
          </table:table-cell>
          <table:table-cell office:value-type="float" office:value="-2.04" calcext:value-type="float">
            <text:p>-2.04</text:p>
          </table:table-cell>
        </table:table-row>
        <table:table-row table:style-name="ro1">
          <table:table-cell office:value-type="float" office:value="-108.52" calcext:value-type="float">
            <text:p>-108.52</text:p>
          </table:table-cell>
          <table:table-cell office:value-type="float" office:value="-101.53" calcext:value-type="float">
            <text:p>-101.53</text:p>
          </table:table-cell>
          <table:table-cell office:value-type="float" office:value="-2.07" calcext:value-type="float">
            <text:p>-2.07</text:p>
          </table:table-cell>
        </table:table-row>
        <table:table-row table:style-name="ro1">
          <table:table-cell office:value-type="float" office:value="-108.52" calcext:value-type="float">
            <text:p>-108.52</text:p>
          </table:table-cell>
          <table:table-cell office:value-type="float" office:value="-101.53" calcext:value-type="float">
            <text:p>-101.53</text:p>
          </table:table-cell>
          <table:table-cell office:value-type="float" office:value="-2.07" calcext:value-type="float">
            <text:p>-2.07</text:p>
          </table:table-cell>
        </table:table-row>
        <table:table-row table:style-name="ro1">
          <table:table-cell office:value-type="float" office:value="-108.52" calcext:value-type="float">
            <text:p>-108.52</text:p>
          </table:table-cell>
          <table:table-cell office:value-type="float" office:value="-101.53" calcext:value-type="float">
            <text:p>-101.53</text:p>
          </table:table-cell>
          <table:table-cell office:value-type="float" office:value="-2.07" calcext:value-type="float">
            <text:p>-2.07</text:p>
          </table:table-cell>
        </table:table-row>
        <table:table-row table:style-name="ro1">
          <table:table-cell office:value-type="float" office:value="-109.323" calcext:value-type="float">
            <text:p>-109.323</text:p>
          </table:table-cell>
          <table:table-cell office:value-type="float" office:value="-102.2926" calcext:value-type="float">
            <text:p>-102.2926</text:p>
          </table:table-cell>
          <table:table-cell office:value-type="float" office:value="-2.0544" calcext:value-type="float">
            <text:p>-2.0544</text:p>
          </table:table-cell>
        </table:table-row>
        <table:table-row table:style-name="ro1">
          <table:table-cell office:value-type="float" office:value="-106.45" calcext:value-type="float">
            <text:p>-106.45</text:p>
          </table:table-cell>
          <table:table-cell office:value-type="float" office:value="-99.85" calcext:value-type="float">
            <text:p>-99.85</text:p>
          </table:table-cell>
          <table:table-cell office:value-type="float" office:value="-2.06" calcext:value-type="float">
            <text:p>-2.06</text:p>
          </table:table-cell>
        </table:table-row>
        <table:table-row table:style-name="ro1">
          <table:table-cell office:value-type="float" office:value="-106.0946" calcext:value-type="float">
            <text:p>-106.0946</text:p>
          </table:table-cell>
          <table:table-cell office:value-type="float" office:value="-99.587" calcext:value-type="float">
            <text:p>-99.587</text:p>
          </table:table-cell>
          <table:table-cell office:value-type="float" office:value="-2.072" calcext:value-type="float">
            <text:p>-2.072</text:p>
          </table:table-cell>
        </table:table-row>
        <table:table-row table:style-name="ro1">
          <table:table-cell office:value-type="float" office:value="-107.4916" calcext:value-type="float">
            <text:p>-107.4916</text:p>
          </table:table-cell>
          <table:table-cell office:value-type="float" office:value="-100.7432" calcext:value-type="float">
            <text:p>-100.7432</text:p>
          </table:table-cell>
          <table:table-cell office:value-type="float" office:value="-2.04" calcext:value-type="float">
            <text:p>-2.04</text:p>
          </table:table-cell>
        </table:table-row>
        <table:table-row table:style-name="ro1">
          <table:table-cell office:value-type="float" office:value="-107.45" calcext:value-type="float">
            <text:p>-107.45</text:p>
          </table:table-cell>
          <table:table-cell office:value-type="float" office:value="-100.71" calcext:value-type="float">
            <text:p>-100.71</text:p>
          </table:table-cell>
          <table:table-cell office:value-type="float" office:value="-2.04" calcext:value-type="float">
            <text:p>-2.04</text:p>
          </table:table-cell>
        </table:table-row>
        <table:table-row table:style-name="ro1">
          <table:table-cell office:value-type="float" office:value="-108.52" calcext:value-type="float">
            <text:p>-108.52</text:p>
          </table:table-cell>
          <table:table-cell office:value-type="float" office:value="-101.53" calcext:value-type="float">
            <text:p>-101.53</text:p>
          </table:table-cell>
          <table:table-cell office:value-type="float" office:value="-2.07" calcext:value-type="float">
            <text:p>-2.07</text:p>
          </table:table-cell>
        </table:table-row>
        <table:table-row table:style-name="ro1">
          <table:table-cell office:value-type="float" office:value="-106.2934" calcext:value-type="float">
            <text:p>-106.2934</text:p>
          </table:table-cell>
          <table:table-cell office:value-type="float" office:value="-99.708" calcext:value-type="float">
            <text:p>-99.708</text:p>
          </table:table-cell>
          <table:table-cell office:value-type="float" office:value="-2.1374" calcext:value-type="float">
            <text:p>-2.1374</text:p>
          </table:table-cell>
        </table:table-row>
        <table:table-row table:style-name="ro1">
          <table:table-cell office:value-type="float" office:value="-109.1586" calcext:value-type="float">
            <text:p>-109.1586</text:p>
          </table:table-cell>
          <table:table-cell office:value-type="float" office:value="-102.0818" calcext:value-type="float">
            <text:p>-102.0818</text:p>
          </table:table-cell>
          <table:table-cell office:value-type="float" office:value="-2.132" calcext:value-type="float">
            <text:p>-2.132</text:p>
          </table:table-cell>
        </table:table-row>
        <table:table-row table:style-name="ro1">
          <table:table-cell office:value-type="float" office:value="-108.52" calcext:value-type="float">
            <text:p>-108.52</text:p>
          </table:table-cell>
          <table:table-cell office:value-type="float" office:value="-101.53" calcext:value-type="float">
            <text:p>-101.53</text:p>
          </table:table-cell>
          <table:table-cell office:value-type="float" office:value="-2.07" calcext:value-type="float">
            <text:p>-2.07</text:p>
          </table:table-cell>
        </table:table-row>
        <table:table-row table:style-name="ro1">
          <table:table-cell office:value-type="float" office:value="-107.235" calcext:value-type="float">
            <text:p>-107.235</text:p>
          </table:table-cell>
          <table:table-cell office:value-type="float" office:value="-100.6084" calcext:value-type="float">
            <text:p>-100.6084</text:p>
          </table:table-cell>
          <table:table-cell office:value-type="float" office:value="-2.0416" calcext:value-type="float">
            <text:p>-2.0416</text:p>
          </table:table-cell>
        </table:table-row>
        <table:table-row table:style-name="ro1">
          <table:table-cell office:value-type="float" office:value="-106.45" calcext:value-type="float">
            <text:p>-106.45</text:p>
          </table:table-cell>
          <table:table-cell office:value-type="float" office:value="-99.85" calcext:value-type="float">
            <text:p>-99.85</text:p>
          </table:table-cell>
          <table:table-cell office:value-type="float" office:value="-2.06" calcext:value-type="float">
            <text:p>-2.06</text:p>
          </table:table-cell>
        </table:table-row>
        <table:table-row table:style-name="ro1">
          <table:table-cell office:value-type="float" office:value="-108.8082" calcext:value-type="float">
            <text:p>-108.8082</text:p>
          </table:table-cell>
          <table:table-cell office:value-type="float" office:value="-101.844" calcext:value-type="float">
            <text:p>-101.844</text:p>
          </table:table-cell>
          <table:table-cell office:value-type="float" office:value="-2.1026" calcext:value-type="float">
            <text:p>-2.1026</text:p>
          </table:table-cell>
        </table:table-row>
        <table:table-row table:style-name="ro1">
          <table:table-cell office:value-type="float" office:value="-108.3874" calcext:value-type="float">
            <text:p>-108.3874</text:p>
          </table:table-cell>
          <table:table-cell office:value-type="float" office:value="-101.3318" calcext:value-type="float">
            <text:p>-101.3318</text:p>
          </table:table-cell>
          <table:table-cell office:value-type="float" office:value="-2.1162" calcext:value-type="float">
            <text:p>-2.1162</text:p>
          </table:table-cell>
        </table:table-row>
        <table:table-row table:style-name="ro1">
          <table:table-cell office:value-type="float" office:value="-107.514" calcext:value-type="float">
            <text:p>-107.514</text:p>
          </table:table-cell>
          <table:table-cell office:value-type="float" office:value="-100.7612" calcext:value-type="float">
            <text:p>-100.7612</text:p>
          </table:table-cell>
          <table:table-cell office:value-type="float" office:value="-2.0456" calcext:value-type="float">
            <text:p>-2.0456</text:p>
          </table:table-cell>
        </table:table-row>
        <table:table-row table:style-name="ro1">
          <table:table-cell office:value-type="float" office:value="-107.589" calcext:value-type="float">
            <text:p>-107.589</text:p>
          </table:table-cell>
          <table:table-cell office:value-type="float" office:value="-100.802" calcext:value-type="float">
            <text:p>-100.802</text:p>
          </table:table-cell>
          <table:table-cell office:value-type="float" office:value="-2.1882" calcext:value-type="float">
            <text:p>-2.1882</text:p>
          </table:table-cell>
        </table:table-row>
        <table:table-row table:style-name="ro1">
          <table:table-cell office:value-type="float" office:value="-106.45" calcext:value-type="float">
            <text:p>-106.45</text:p>
          </table:table-cell>
          <table:table-cell office:value-type="float" office:value="-99.85" calcext:value-type="float">
            <text:p>-99.85</text:p>
          </table:table-cell>
          <table:table-cell office:value-type="float" office:value="-2.06" calcext:value-type="float">
            <text:p>-2.06</text:p>
          </table:table-cell>
        </table:table-row>
        <calcext:conditional-formats>
          <calcext:conditional-format calcext:target-range-address="medium_left.A2:medium_left.A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medium_left.B2:medium_left.B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medium_left.C2:medium_left.C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1T09:30:26.116653033</dc:date>
    <meta:editing-duration>PT10H9M1S</meta:editing-duration>
    <meta:editing-cycles>1</meta:editing-cycles>
    <meta:document-statistic meta:table-count="1" meta:cell-count="63" meta:object-count="0"/>
    <meta:generator>LibreOffice/6.0.4.2$Linux_X86_64 LibreOffice_project/00m0$Build-2</meta:generator>
  </office:meta>
</office:document-meta>
</file>